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003db" officeooo:paragraph-rsid="002003db"/>
    </style:style>
    <style:style style:name="P2" style:family="paragraph" style:parent-style-name="Standard">
      <style:paragraph-properties fo:text-align="center" style:justify-single-word="false"/>
      <style:text-properties fo:font-weight="bold" officeooo:rsid="002003db" officeooo:paragraph-rsid="002003db" style:font-weight-asian="bold" style:font-weight-complex="bold"/>
    </style:style>
    <style:style style:name="T1" style:family="text">
      <style:text-properties officeooo:rsid="0020e24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ct 2 – PCA analysis of multivariate data</text:p>
      <text:p text:style-name="P1"/>
      <text:p text:style-name="P1">In this project you are supposed to modify the jupyter notebook included in the following github:</text:p>
      <text:p text:style-name="Standard"/>
      <text:p text:style-name="Standard"><text:a xlink:type="simple" xlink:href="https://github.com/gatsoulis/a_little_book_of_python_for_multivariate_analysis" text:style-name="Internet_20_link" text:visited-style-name="Visited_20_Internet_20_Link">https://github.com/gatsoulis/a_little_book_of_python_for_multivariate_analysis</text:a></text:p>
      <text:p text:style-name="Standard"/>
      <text:p text:style-name="P1">The dataset is related to a business survey of <text:span text:style-name="T1">Greek</text:span> companies. You will examine the reduction of the variables involved using PCA analysis and its separation using LDA analysis with respect to the type of company (column 1).</text:p>
      <text:p text:style-name="P1"/>
      <text:p text:style-name="P1">You should notice that a) most variables are categorical so you must convert to numerical variables using modules from sklearn library and b) there are NaN values that you must replace with the mean of the column they belong.</text:p>
      <text:p text:style-name="P1"/>
      <text:p text:style-name="P1">A pdf reference of the book is includ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8T16:27:59.919572457</meta:creation-date>
    <meta:editing-duration>PT1M10S</meta:editing-duration>
    <meta:editing-cycles>3</meta:editing-cycles>
    <meta:generator>LibreOffice/6.4.6.2$Linux_X86_64 LibreOffice_project/40$Build-2</meta:generator>
    <dc:date>2021-03-08T16:51:39.182244038</dc:date>
    <meta:document-statistic meta:table-count="0" meta:image-count="0" meta:object-count="0" meta:page-count="1" meta:paragraph-count="6" meta:word-count="109" meta:character-count="710" meta:non-whitespace-character-count="606"/>
  </office:meta>
</office:document-meta>
</file>